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two p</text:p>
          </table:table-cell>
          <table:table-cell/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47">
            <text:p>147</text:p>
          </table:table-cell>
          <table:table-cell table:number-columns-repeated="2"/>
          <table:table-cell table:formula="of:=[.D1]-[.C1]" office:value-type="float" office:value="17">
            <text:p>17</text:p>
          </table:table-cell>
          <table:table-cell/>
          <table:table-cell table:formula="of:=[.E1]-[.C1]" office:value-type="float" office:value="62">
            <text:p>62</text:p>
          </table:table-cell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table:number-columns-repeated="2"/>
          <table:table-cell table:formula="of:=[.D2]-[.C2]" office:value-type="float" office:value="17">
            <text:p>17</text:p>
          </table:table-cell>
          <table:table-cell/>
          <table:table-cell table:formula="of:=[.E2]-[.C2]" office:value-type="float" office:value="68">
            <text:p>68</text:p>
          </table:table-cell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155">
            <text:p>155</text:p>
          </table:table-cell>
          <table:table-cell table:number-columns-repeated="2"/>
          <table:table-cell table:formula="of:=[.D3]-[.C3]" office:value-type="float" office:value="25">
            <text:p>25</text:p>
          </table:table-cell>
          <table:table-cell/>
          <table:table-cell table:formula="of:=[.E3]-[.C3]" office:value-type="float" office:value="73">
            <text:p>73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D4]-[.C4]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table:number-columns-repeated="2"/>
          <table:table-cell table:formula="of:=[.D5]-[.C5]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hree p</text:p>
          </table:table-cell>
          <table:table-cell/>
          <table:table-cell office:value-type="float" office:value="95">
            <text:p>95</text:p>
          </table:table-cell>
          <table:table-cell office:value-type="float" office:value="116">
            <text:p>116</text:p>
          </table:table-cell>
          <table:table-cell office:value-type="float" office:value="156">
            <text:p>156</text:p>
          </table:table-cell>
          <table:table-cell table:number-columns-repeated="2"/>
          <table:table-cell table:formula="of:=[.D7]-[.C7]" office:value-type="float" office:value="21">
            <text:p>21</text:p>
          </table:table-cell>
          <table:table-cell/>
          <table:table-cell table:formula="of:=[.E7]-[.C7]" office:value-type="float" office:value="61">
            <text:p>61</text:p>
          </table:table-cell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185">
            <text:p>185</text:p>
          </table:table-cell>
          <table:table-cell/>
          <table:table-cell table:formula="of:=[.D8]-[.C8]" office:value-type="float" office:value="19">
            <text:p>19</text:p>
          </table:table-cell>
          <table:table-cell/>
          <table:table-cell table:formula="of:=[.E8]-[.C8]" office:value-type="float" office:value="67">
            <text:p>67</text:p>
          </table:table-cell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50">
            <text:p>150</text:p>
          </table:table-cell>
          <table:table-cell office:value-type="float" office:value="186">
            <text:p>186</text:p>
          </table:table-cell>
          <table:table-cell/>
          <table:table-cell table:formula="of:=[.D9]-[.C9]" office:value-type="float" office:value="22">
            <text:p>22</text:p>
          </table:table-cell>
          <table:table-cell/>
          <table:table-cell table:formula="of:=[.E9]-[.C9]" office:value-type="float" office:value="61">
            <text:p>6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23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Glen</meta:initial-creator>
    <meta:creation-date>2012-03-02T23:36:16.87</meta:creation-date>
    <dc:date>2012-03-02T23:58:48.60</dc:date>
    <dc:creator>Peter Glen</dc:creator>
    <meta:editing-duration>PT00H07M21S</meta:editing-duration>
    <meta:editing-cycles>1</meta:editing-cycles>
    <meta:document-statistic meta:table-count="3" meta:cell-count="42" meta:object-count="0"/>
    <meta:generator>OpenOffice.org/3.2$Win32 OpenOffice.org_project/320m12$Build-9483</meta:generator>
  </office:meta>
</office:document-meta>
</file>